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TSCENE 2: THE ROAD TO THE STATION</text:p>
      <text:p text:style-name="P1"/>
      <text:p text:style-name="P1">SUMMARY<text:span text:style-name="T1">: Mavish rides back to the station. Along the way, he remembers a word of advice Miller had given him back in the day. We see him at the docks. He open his eyes, and goes home to his apartment. He gets a call from Barnett to come to the station.</text:span></text:p>
      <text:p text:style-name="P2"/>
      <text:p text:style-name="P3">PAGE 1. <text:span text:style-name="T2">RIDING BACK TO HIS APARTMENT</text:span></text:p>
      <text:p text:style-name="P1">PANEL 1. The cab passes through the city.</text:p>
      <text:p text:style-name="P1">PANEL 2. Mavish sits in the back.</text:p>
      <text:p text:style-name="P2">MAVI(V.O.): On days like these, my mind would start to wander.</text:p>
      <text:p text:style-name="P1">PANEL 3. He shuts his eyes, and breathes in.</text:p>
      <text:p text:style-name="P2">MAVI(V.O.): I'd relive the same memories over and over again.</text:p>
      <text:p text:style-name="P2"/>
      <text:p text:style-name="P3">PAGE 2. <text:span text:style-name="T2">MEMORIES WITH MILLER</text:span></text:p>
      <text:p text:style-name="P4">PANEL 1. Shot of the carnival. Fair music playing. Ferris wheel.</text:p>
      <text:p text:style-name="P5">MAVI(V.O.): It was after we wrapped up a big case. We went out for a day of relaxation. The evening was calm, until suddenly the horror would sneak up behind us, attacking when we were least prepared.</text:p>
      <text:p text:style-name="P4">PANEL 2. Mavish and Miller on a Ferris Wheel.</text:p>
      <text:p text:style-name="P5">MILLER: Mavish, have you been sleeping with my wife?</text:p>
      <text:p text:style-name="P5">MAVISH: ...Yes.</text:p>
      <text:p text:style-name="P4">PANEL 3. Miller laughing, Mavish confused.</text:p>
      <text:p text:style-name="P5">MILLER: Hah! Barnett said you've been hangin' out with Detective Liar too much. Looks like he was right.</text:p>
      <text:p text:style-name="P5">MAVISH: What?</text:p>
      <text:p text:style-name="P5">MILLER: You're such a kidder, Mavish.</text:p>
      <text:p text:style-name="P5"/>
      <text:p text:style-name="P3"><text:span text:style-name="T5">PAGE 3. </text:span><text:span text:style-name="T2">MORE CARNIVAL</text:span></text:p>
      <text:p text:style-name="P4">PANEL 1. Mavish and Miller walking around with cotton candy</text:p>
      <text:p text:style-name="P5">MAVI(V.O.): Later that evening was when he stopped me, and what he said, I'll never forget.</text:p>
      <text:p text:style-name="P4">PANEL 2. Miller talking</text:p>
      <text:p text:style-name="P5">MILLER: Detective Mavish, this is serious and I want you to listen.</text:p>
      <text:p text:style-name="P5">MAVISH: What is it?</text:p>
      <text:p text:style-name="P4">PANEL 3. Miller talking</text:p>
      <text:p text:style-name="P5">MILLER: I don't know when it's coming, but I know it's soon. And I want you to be prepared.</text:p>
      <text:p text:style-name="P5">MAVISH: What is?</text:p>
      <text:p text:style-name="P5">MILLER: You will understand in time.</text:p>
      <text:p text:style-name="P5"/>
      <text:p text:style-name="P9">PAGE 4. END OF CARNIVAL</text:p>
      <text:p text:style-name="P4">PANEL 1. Long shot of the Carnival</text:p>
      <text:p text:style-name="Standard"><text:span text:style-name="T4">MAVI(V.O.):</text:span><text:span text:style-name="T3"> Later that evening, I went to the bathroom, and when I came out, Miller was nowhere to be seen.</text:span></text:p>
      <text:p text:style-name="P8">MAVI(V.O.): Two nights later, we found his body at the docks. </text:p>
      <text:p text:style-name="P4">PANEL 2. Mavish at the docks, team pulling out the body</text:p>
      <text:p text:style-name="P5">BARNETT: Come on, pull it to shore! Let me get a closer look at him!</text:p>
      <text:p text:style-name="P5">MAVI(V.O.): He'd been floating in the river for some time. His skin was so cold and pale when I saw him.</text:p>
      <text:p text:style-name="P5">MAVISH: Miller . . .</text:p>
      <text:p text:style-name="P4">PANEL 3. Miller's dead body.</text:p>
      <text:p text:style-name="P5">MAVISH: … who did this to you?</text:p>
      <text:p text:style-name="P9"><text:soft-page-break/>PAGE 5. MAVISH IN HIS APARTMENTS</text:p>
      <text:p text:style-name="P4">PANEL 1. Mavish sitting on his bed during the day</text:p>
      <text:p text:style-name="P5">MAVI(V.O.): But that was the past, and it was time to move on.</text:p>
      <text:p text:style-name="P5">&lt;RING!&gt;</text:p>
      <text:p text:style-name="P4">PANEL 2. Mavish answers the phone again</text:p>
      <text:p text:style-name="P5">MAVISH: What is it?</text:p>
      <text:p text:style-name="P5">BARNETT: Mavish.</text:p>
      <text:p text:style-name="P5">MAVISH: Chief?</text:p>
      <text:p text:style-name="P5">BARNETT: Get down to your office ASAP, Haynes's got somethin' to show you.</text:p>
      <text:p text:style-name="P4">PANEL 3. Mavish wide shot</text:p>
      <text:p text:style-name="P5">MAVISH: Okay chief.</text:p>
      <text:p text:style-name="P5">&lt;HANGUP NOISE&gt;</text:p>
      <text:p text:style-name="P5">MAVI(V.O.): But maybe I was never meant to move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9T18:24:25.13</meta:creation-date>
    <dc:date>2018-05-20T13:23:38.98</dc:date>
    <dc:creator>Ezry Bennett</dc:creator>
    <meta:editing-duration>PT14M36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2" meta:paragraph-count="51" meta:word-count="482" meta:character-count="2562"/>
  </office:meta>
</office:document-meta>
</file>